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8bdf" officeooo:paragraph-rsid="00018bdf"/>
    </style:style>
    <style:style style:name="P2" style:family="paragraph" style:parent-style-name="Standard" style:list-style-name="L1">
      <style:text-properties fo:font-style="normal" officeooo:rsid="00018bdf" officeooo:paragraph-rsid="00018bdf" style:font-style-asian="normal" style:font-style-complex="normal"/>
    </style:style>
    <style:style style:name="P3" style:family="paragraph" style:parent-style-name="Standard" style:list-style-name="L1">
      <style:text-properties fo:font-style="normal" officeooo:rsid="0001e82a" officeooo:paragraph-rsid="0001e82a" style:font-style-asian="normal" style:font-style-complex="normal"/>
    </style:style>
    <style:style style:name="P4" style:family="paragraph" style:parent-style-name="Standard">
      <style:text-properties fo:font-style="normal" officeooo:rsid="0001e82a" officeooo:paragraph-rsid="0001e82a" style:font-style-asian="normal" style:font-style-complex="normal"/>
    </style:style>
    <style:style style:name="P5" style:family="paragraph" style:parent-style-name="Standard">
      <style:text-properties fo:font-style="normal" officeooo:rsid="000235ed" officeooo:paragraph-rsid="000235ed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9466473" text:style-name="L1">
        <text:list-item>
          <text:p text:style-name="P1">It stands for list</text:p>
        </text:list-item>
        <text:list-item>
          <text:p text:style-name="P1">dir1, dir2, dir3, dir4, dir5, dir6, dir8, info, info1, info2, prog1.cc</text:p>
        </text:list-item>
        <text:list-item>
          <text:p text:style-name="P1">Multiple lines of different variations of: -xr -x 2 nabukama facstaff 4096 Jan 26 2019 dir1</text:p>
        </text:list-item>
        <text:list-item>
          <text:p text:style-name="P1">61K</text:p>
        </text:list-item>
        <text:list-item>
          <text:p text:style-name="P1">lab 107 – open Monday to Friday from 8:00 am to 10:00 pm<text:line-break/>lab 307 – open 24/7</text:p>
        </text:list-item>
        <text:list-item>
          <text:p text:style-name="P1">It says no such file directory because we are not in lab4</text:p>
        </text:list-item>
        <text:list-item>
          <text:p text:style-name="P1">more_test <text:s text:c="2"/>yet_another_test</text:p>
        </text:list-item>
        <text:list-item>
          <text:p text:style-name="P1">Yabadaba DOOOOOOOOOOOOOOOOO</text:p>
        </text:list-item>
        <text:list-item>
          <text:p text:style-name="P2">/home/avano/Desktop/2400</text:p>
        </text:list-item>
        <text:list-item>
          <text:p text:style-name="P3">In lab4: “more_test” and in lab3: “yet_another_test”</text:p>
        </text:list-item>
      </text:list>
      <text:p text:style-name="P4"/>
      <text:p text:style-name="P5">Step 3</text:p>
      <text:p text:style-name="P5">a. 42, -13, 0, 1, 22</text:p>
      <text:p text:style-name="P5">b. It outputs “You have the answer already!”</text:p>
      <text:p text:style-name="P5">c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4:46:25.925724910</meta:creation-date>
    <dc:date>2023-09-22T15:28:38.335255051</dc:date>
    <meta:editing-duration>PT1M</meta:editing-duration>
    <meta:editing-cycles>1</meta:editing-cycles>
    <meta:document-statistic meta:table-count="0" meta:image-count="0" meta:object-count="0" meta:page-count="1" meta:paragraph-count="14" meta:word-count="99" meta:character-count="540" meta:non-whitespace-character-count="460"/>
    <meta:generator>LibreOffice/7.3.7.2$Linux_X86_64 LibreOffice_project/30$Build-2</meta:generator>
  </office:meta>
</office:document-meta>
</file>